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15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0.58cm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3.052cm" fo:min-width="4.453cm" draw:shadow="hidden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 fo:min-height="1.02cm" fo:min-width="4.453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7.882cm"/>
    </style:style>
    <style:style style:name="gr6" style:family="graphic" style:parent-style-name="standard">
      <style:graphic-properties svg:stroke-color="#000000" draw:fill="none" draw:opacity="0%" draw:textarea-horizontal-align="justify" draw:textarea-vertical-align="middle" draw:auto-grow-height="false" fo:min-height="14.355cm" fo:min-width="19.09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standard">
      <style:graphic-properties draw:textarea-horizontal-align="justify" draw:textarea-vertical-align="middle" draw:auto-grow-height="false" fo:min-height="1.465cm" fo:min-width="1.343cm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0.766cm" fo:min-width="4.453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147cm" fo:min-width="3.056cm" draw:shadow="hidden"/>
    </style:style>
    <style:style style:name="gr14" style:family="graphic" style:parent-style-name="standard">
      <style:graphic-properties draw:stroke="none" svg:stroke-color="#000000" draw:fill="none" draw:fill-color="#ffffff" fo:min-height="0.408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1.441cm" fo:min-width="1.378cm"/>
    </style:style>
    <style:style style:name="gr16" style:family="graphic" style:parent-style-name="standard">
      <style:graphic-properties draw:textarea-horizontal-align="justify" draw:textarea-vertical-align="middle" draw:auto-grow-height="false" fo:min-height="1.402cm" fo:min-width="1.343cm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 fo:min-height="2.583cm" fo:min-width="3.592cm" draw:shadow="hidden"/>
    </style:style>
    <style:style style:name="gr18" style:family="graphic" style:parent-style-name="standard" style:list-style-name="L3">
      <style:graphic-properties draw:textarea-horizontal-align="justify" draw:textarea-vertical-align="middle" draw:auto-grow-height="false" fo:min-height="0.639cm" fo:min-width="4.453cm" draw:shadow="hidden"/>
    </style:style>
    <style:style style:name="gr19" style:family="graphic" style:parent-style-name="standard">
      <style:graphic-properties svg:stroke-color="#000000" draw:fill="none" draw:opacity="0%" draw:textarea-horizontal-align="justify" draw:textarea-vertical-align="middle" draw:auto-grow-height="false" fo:min-height="16.641cm" fo:min-width="19.09cm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0.639cm" fo:min-width="3.183cm" draw:shadow="hidden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0.893cm" fo:min-width="2.802cm" draw:shadow="hidden"/>
    </style:style>
    <style:style style:name="gr22" style:family="graphic" style:parent-style-name="objectwithoutfill">
      <style:graphic-properties draw:marker-end="Arrow" draw:marker-end-width="0.152cm" draw:fill="none" draw:textarea-vertical-align="middle" draw:shadow-offset-x="0.203cm" draw:shadow-offset-y="0.203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0.961cm"/>
    </style:style>
    <style:style style:name="gr24" style:family="graphic" style:parent-style-name="objectwithoutfill">
      <style:graphic-properties draw:marker-end="Arrow" draw:marker-end-width="0.152cm" draw:fill="none" draw:textarea-vertical-align="middle" draw:start-line-spacing-horizontal="0.152cm" draw:start-line-spacing-vertical="0.152cm" draw:end-line-spacing-horizontal="0.152cm" draw:end-line-spacing-vertical="0.152cm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0.893cm" fo:min-width="3.183cm" draw:shadow="hidden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 fo:min-height="0.639cm" fo:min-width="2.802cm" draw:shadow="hidden"/>
    </style:style>
    <style:style style:name="gr27" style:family="graphic" style:parent-style-name="standard" style:list-style-name="L2">
      <style:graphic-properties draw:fill="solid" draw:fill-color="#729fcf" draw:opacity="100%" draw:textarea-horizontal-align="justify" draw:textarea-vertical-align="middle" draw:auto-grow-height="false" fo:min-height="2.329cm" fo:min-width="4.227cm" draw:shadow="hidden"/>
    </style:style>
    <style:style style:name="gr28" style:family="graphic" style:parent-style-name="standard" style:list-style-name="L3">
      <style:graphic-properties draw:textarea-horizontal-align="justify" draw:textarea-vertical-align="middle" draw:auto-grow-height="false" fo:min-height="0.639cm" fo:min-width="3.691cm" draw:shadow="hidden"/>
    </style:style>
    <style:style style:name="gr29" style:family="graphic" style:parent-style-name="standard">
      <style:graphic-properties svg:stroke-color="#000000" draw:fill="none" draw:opacity="0%" draw:textarea-horizontal-align="justify" draw:textarea-vertical-align="middle" draw:auto-grow-height="false" fo:min-height="14.101cm" fo:min-width="19.09cm"/>
    </style:style>
    <style:style style:name="gr30" style:family="graphic" style:parent-style-name="objectwithoutfill">
      <style:graphic-properties draw:marker-end="Arrow" draw:marker-end-width="0.152cm" draw:fill="none" draw:textarea-vertical-align="middl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313cm" fo:min-width="3.691cm" draw:shadow="hidden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0.766cm" fo:min-width="2.606cm" draw:shadow="hidden"/>
    </style:style>
    <style:style style:name="gr33" style:family="graphic" style:parent-style-name="standard" style:list-style-name="L3">
      <style:graphic-properties draw:textarea-horizontal-align="justify" draw:textarea-vertical-align="middle" draw:auto-grow-height="false" fo:min-height="0.639cm" fo:min-width="3.691cm" draw:shadow="hidden"/>
    </style:style>
    <style:style style:name="gr34" style:family="graphic" style:parent-style-name="Default_5f_1">
      <style:graphic-properties svg:stroke-color="#000000" draw:fill="none" draw:opacity="0%" draw:textarea-horizontal-align="justify" draw:textarea-vertical-align="middle" draw:auto-grow-height="false" fo:min-height="12.196cm" fo:min-width="19.09cm"/>
    </style:style>
    <style:style style:name="gr35" style:family="graphic" style:parent-style-name="Default_5f_1">
      <style:graphic-properties draw:stroke="none" svg:stroke-color="#000000" draw:fill="none" draw:fill-color="#ffffff" fo:min-height="0.556cm"/>
    </style:style>
    <style:style style:name="gr36" style:family="graphic" style:parent-style-name="Default_5f_1">
      <style:graphic-properties draw:textarea-horizontal-align="justify" draw:textarea-vertical-align="middle" draw:auto-grow-height="false" fo:min-height="0.766cm" fo:min-width="7.882cm"/>
    </style:style>
    <style:style style:name="gr37" style:family="graphic" style:parent-style-name="Default_5f_1" style:list-style-name="L3">
      <style:graphic-properties draw:textarea-horizontal-align="justify" draw:textarea-vertical-align="middle" draw:auto-grow-height="false" fo:min-height="2.417cm" fo:min-width="6.358cm" draw:shadow="hidden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0.766cm" fo:min-width="3.114cm" draw:shadow="hidden"/>
    </style:style>
    <style:style style:name="gr39" style:family="graphic" style:parent-style-name="standard">
      <style:graphic-properties draw:textarea-horizontal-align="justify" draw:textarea-vertical-align="middle" draw:auto-grow-height="false" fo:min-height="0.703cm" fo:min-width="0.644cm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 fo:min-height="0.766cm" fo:min-width="3.622cm" draw:shadow="hidden"/>
    </style:style>
    <style:style style:name="gr41" style:family="graphic" style:parent-style-name="Default_5f_1" style:list-style-name="L3">
      <style:graphic-properties draw:textarea-horizontal-align="justify" draw:textarea-vertical-align="middle" draw:auto-grow-height="false" fo:min-height="3.433cm" fo:min-width="6.913cm" draw:shadow="hidden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0.766cm" fo:min-width="3.114cm" draw:shadow="hidden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0.766cm" fo:min-width="3.495cm" draw:shadow="hidden"/>
    </style:style>
    <style:style style:name="gr44" style:family="graphic" style:parent-style-name="standard" style:list-style-name="L2">
      <style:graphic-properties draw:fill="solid" draw:fill-color="#729fcf" draw:opacity="100%" draw:textarea-horizontal-align="justify" draw:textarea-vertical-align="middle" draw:auto-grow-height="false" fo:min-height="0.932cm" fo:min-width="3.203cm" draw:shadow="hidden"/>
    </style:style>
    <style:style style:name="gr45" style:family="graphic" style:parent-style-name="standard">
      <style:graphic-properties svg:stroke-color="#000000" draw:fill="none" draw:opacity="0%" draw:textarea-horizontal-align="justify" draw:textarea-vertical-align="middle" draw:auto-grow-height="false" fo:min-height="3.941cm" fo:min-width="19.09cm"/>
    </style:style>
    <style:style style:name="gr46" style:family="graphic" style:parent-style-name="standard">
      <style:graphic-properties draw:textarea-horizontal-align="justify" draw:textarea-vertical-align="middle" draw:auto-grow-height="false" fo:min-height="1.338cm" fo:min-width="1.278cm"/>
    </style:style>
    <style:style style:name="gr47" style:family="graphic" style:parent-style-name="standard" style:list-style-name="L2">
      <style:graphic-properties draw:textarea-horizontal-align="justify" draw:textarea-vertical-align="middle" draw:auto-grow-height="false" fo:min-height="0.766cm" fo:min-width="3.326cm" draw:shadow="hidden"/>
    </style:style>
    <style:style style:name="gr48" style:family="graphic" style:parent-style-name="objectwithoutfill">
      <style:graphic-properties draw:marker-end="Arrow" draw:marker-end-width="0.152cm" draw:fill="none" draw:textarea-vertical-align="middle" draw:shadow="hidden"/>
    </style:style>
    <style:style style:name="gr49" style:family="graphic" style:parent-style-name="standard" style:list-style-name="L3">
      <style:graphic-properties draw:textarea-horizontal-align="justify" draw:textarea-vertical-align="middle" draw:auto-grow-height="false" fo:min-height="3.433cm" fo:min-width="6.913cm" draw:shadow="hidden"/>
    </style:style>
    <style:style style:name="gr50" style:family="graphic" style:parent-style-name="standard">
      <style:graphic-properties svg:stroke-color="#000000" draw:fill="none" draw:opacity="0%" draw:textarea-horizontal-align="justify" draw:textarea-vertical-align="middle" draw:auto-grow-height="false" fo:min-height="6.631cm" fo:min-width="19.09cm"/>
    </style:style>
    <style:style style:name="gr51" style:family="graphic" style:parent-style-name="standard" style:list-style-name="L3">
      <style:graphic-properties draw:textarea-horizontal-align="justify" draw:textarea-vertical-align="middle" draw:auto-grow-height="false" fo:min-height="0.639cm" fo:min-width="3.183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0.736cm" fo:min-width="0.68cm"/>
    </style:style>
    <style:style style:name="gr53" style:family="graphic" style:parent-style-name="standard" style:list-style-name="L3">
      <style:graphic-properties draw:textarea-horizontal-align="justify" draw:textarea-vertical-align="middle" draw:auto-grow-height="false" fo:min-height="0.639cm" fo:min-width="3.691cm" draw:shadow="hidden"/>
    </style:style>
    <style:style style:name="gr54" style:family="graphic" style:parent-style-name="standard">
      <style:graphic-properties svg:stroke-color="#000000" draw:fill="none" draw:opacity="0%" draw:textarea-horizontal-align="justify" draw:textarea-vertical-align="middle" draw:auto-grow-height="false" fo:min-height="8.902cm" fo:min-width="19.09cm"/>
    </style:style>
    <style:style style:name="gr55" style:family="graphic" style:parent-style-name="standard" style:list-style-name="L3">
      <style:graphic-properties draw:textarea-horizontal-align="justify" draw:textarea-vertical-align="middle" draw:auto-grow-height="false" fo:min-height="0.639cm" fo:min-width="3.056cm" draw:shadow="hidden"/>
    </style:style>
    <style:style style:name="gr56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0.766cm" fo:min-width="3.183cm" draw:shadow="hidden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 fo:min-height="1.147cm" fo:min-width="3.056cm" draw:shadow="hidden"/>
    </style:style>
    <style:style style:name="gr59" style:family="graphic" style:parent-style-name="standard">
      <style:graphic-properties draw:textarea-horizontal-align="justify" draw:textarea-vertical-align="middle" draw:auto-grow-height="false" fo:min-height="1.02cm" fo:min-width="0.898cm"/>
    </style:style>
    <style:style style:name="gr60" style:family="graphic" style:parent-style-name="objectwithoutfill">
      <style:graphic-properties draw:marker-end="Arrow" draw:marker-end-width="0.152cm" draw:fill="none" draw:textarea-vertical-align="middle" draw:shadow="hidden"/>
    </style:style>
    <style:style style:name="gr61" style:family="graphic" style:parent-style-name="standard" style:list-style-name="L3">
      <style:graphic-properties draw:textarea-horizontal-align="justify" draw:textarea-vertical-align="middle" draw:auto-grow-height="false" fo:min-height="0.639cm" fo:min-width="3.564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margin-left="0cm" fo:margin-right="0cm" fo:text-align="start" fo:text-indent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>
        <style:tab-stops/>
      </style:paragraph-properties>
      <style:text-properties style:text-line-through-style="none" style:text-line-through-type="none"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opacity="0%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729fcf" draw:opacity="100%"/>
      <style:paragraph-properties fo:margin-left="0cm" fo:margin-right="0cm" fo:text-align="start" fo:text-indent="0cm">
        <style:tab-stops/>
      </style:paragraph-properties>
      <style:text-properties style:text-line-through-style="none" style:text-line-through-type="none" fo:font-size="9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text-align="start" fo:text-indent="0cm">
        <style:tab-stops/>
      </style:paragraph-properties>
      <style:text-properties style:text-line-through-style="none" style:text-line-through-type="none" fo:font-size="9pt" style:font-size-asian="9pt" style:font-size-complex="9pt"/>
    </style:style>
    <style:style style:name="P1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line-through-style="none" style:text-line-through-type="none" fo:font-size="7pt" style:font-size-asian="7pt" style:font-size-complex="7pt"/>
    </style:style>
    <style:style style:name="T4" style:family="text">
      <style:text-properties style:text-line-through-style="none" style:text-line-through-type="none" fo:font-size="7pt" fo:background-color="transparen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line-through-style="none" style:text-line-through-type="none" fo:font-size="9pt" style:font-size-asian="9pt" style:font-size-complex="9pt"/>
    </style:style>
    <style:style style:name="T8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10.795cm" svg:y1="2.397cm" svg:x2="8.811cm" svg:y2="4.176cm" draw:start-shape="id1" draw:start-glue-point="2" draw:end-shape="id2" draw:end-glue-point="4" svg:d="M10795 2397l-1984 1779" svg:viewBox="0 0 1985 1780">
          <text:p text:style-name="P1"><text:span text:style-name="T1">message</text:span></text:p>
        </draw:connector>
        <draw:custom-shape draw:style-name="gr2" draw:text-style-name="P3" xml:id="id2" draw:id="id2" draw:layer="layout" svg:width="2.159cm" svg:height="1.778cm" svg:x="7.731cm" svg:y="4.176cm">
          <text:p text:style-name="P1"><text:span text:style-name="T2">Request</text:span></text:p>
          <text:p text:style-name="P1"><text:span text:style-name="T2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3" draw:id="id3" draw:layer="layout" svg:width="4.953cm" svg:height="3.302cm" svg:x="1.127cm" svg:y="6.462cm">
          <text:list text:style-name="L2">
            <text:list-item>
              <text:p text:style-name="P4"><text:span text:style-name="T3">Gene</text:span><text:span text:style-name="T4">rat</text:span><text:span text:style-name="T3">e new tender ID</text:span></text:p>
            </text:list-item>
            <text:list-item>
              <text:p text:style-name="P5"><text:span text:style-name="T3">Construct tender for the</text:span><text:span text:style-name="T3"><text:line-break/></text:span><text:span text:style-name="T3">received UUID</text:span></text:p>
            </text:list-item>
            <text:list-item>
              <text:p text:style-name="P5"><text:span text:style-name="T3">Pass tender to Link layer for</text:span><text:span text:style-name="T3"><text:line-break/></text:span><text:span text:style-name="T3">broadcasting</text:span></text:p>
            </text:list-item>
            <text:list-item>
              <text:p text:style-name="P5"><text:span text:style-name="T3">Mark the tender as internal</text:span></text:p>
            </text:list-item>
            <text:list-item>
              <text:p text:style-name="P5"><text:span text:style-name="T3">mark the status as new (announced)</text:span></text:p>
            </text:list-item>
            <text:list-item>
              <text:p text:style-name="P5"><text:span text:style-name="T3">specify response wait ti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7.731cm" svg:y1="5.065cm" svg:x2="3.603cm" svg:y2="6.462cm" draw:start-shape="id2" draw:start-glue-point="5" draw:end-shape="id3" draw:end-glue-point="0" svg:d="M7731 5065l-4128 1397" svg:viewBox="0 0 4129 1398">
          <text:p text:style-name="P1"><text:span text:style-name="T5">New request</text:span></text:p>
          <text:p text:style-name="P1"><text:span text:style-name="T5">(save data)</text:span></text:p>
        </draw:connector>
        <draw:custom-shape draw:style-name="gr4" draw:text-style-name="P6" xml:id="id5" draw:id="id5" draw:layer="layout" svg:width="4.953cm" svg:height="1.27cm" svg:x="1.762cm" svg:y="13.446cm">
          <text:list text:style-name="L2">
            <text:list-item>
              <text:p text:style-name="P5"><text:span text:style-name="T3">Get tender winners list</text:span></text:p>
            </text:list-item>
            <text:list-item>
              <text:p text:style-name="P5"><text:span text:style-name="T3">Send data to the corresponding pee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8.811cm" svg:y1="5.954cm" svg:x2="8.683cm" svg:y2="9.255cm" draw:start-shape="id2" draw:start-glue-point="6" draw:end-shape="id4" draw:end-glue-point="0" svg:d="M8811 5954l-128 3301" svg:viewBox="0 0 129 3302">
          <text:p text:style-name="P1"><text:span text:style-name="T5">Transmit data</text:span></text:p>
        </draw:connector>
        <draw:custom-shape draw:style-name="gr5" draw:text-style-name="P1" xml:id="id1" draw:id="id1" draw:layer="layout" svg:width="8.382cm" svg:height="1.016cm" svg:x="6.604cm" svg:y="1.381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9.59cm" svg:height="14.605cm" svg:x="1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806cm" svg:x="18.018cm" svg:y="2.651cm">
          <draw:text-box>
            <text:p><text:span text:style-name="T1">Router</text:span></text:p>
          </draw:text-box>
        </draw:frame>
        <draw:custom-shape draw:style-name="gr8" draw:text-style-name="P10" xml:id="id4" draw:id="id4" draw:layer="layout" svg:width="3.683cm" svg:height="3.429cm" svg:x="6.842cm" svg:y="9.255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announc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1" draw:layer="layout" draw:type="line" svg:x1="8.683cm" svg:y1="12.684cm" svg:x2="4.238cm" svg:y2="13.446cm" draw:start-shape="id4" draw:start-glue-point="6" draw:end-shape="id5" draw:end-glue-point="0" svg:d="M8683 12684l-4445 762" svg:viewBox="0 0 4446 763">
          <text:p text:style-name="P1"><text:span text:style-name="T5">yes</text:span></text:p>
        </draw:connector>
        <draw:custom-shape draw:style-name="gr9" draw:text-style-name="P6" xml:id="id7" draw:id="id7" draw:layer="layout" svg:width="4.953cm" svg:height="1.016cm" svg:x="15.478cm" svg:y="10.906cm">
          <text:list text:style-name="L2">
            <text:list-item>
              <text:p text:style-name="P5"><text:span text:style-name="T3">Add the offer to the tender response lis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9.89cm" svg:y1="5.065cm" svg:x2="12.585cm" svg:y2="6.842cm" draw:start-shape="id2" draw:start-glue-point="7" draw:end-shape="id6" draw:end-glue-point="4" svg:d="M9890 5065l2695 1777" svg:viewBox="0 0 2696 1778">
          <text:p text:style-name="P1"><text:span text:style-name="T5">Offer</text:span></text:p>
          <text:p text:style-name="P1"><text:span text:style-name="T5">(to remote tender)</text:span></text:p>
        </draw:connector>
        <draw:connector draw:style-name="gr10" draw:text-style-name="P2" draw:layer="layout" draw:type="line" svg:x1="14.462cm" svg:y1="8.532cm" svg:x2="17.954cm" svg:y2="10.906cm" draw:start-shape="id6" draw:end-shape="id7" draw:end-glue-point="0" svg:d="M14462 8532l3492 2374" svg:viewBox="0 0 3493 2375">
          <text:p text:style-name="P1"><text:span text:style-name="T5">yes</text:span></text:p>
        </draw:connector>
        <draw:g>
          <draw:custom-shape draw:style-name="gr11" draw:text-style-name="P1" xml:id="id8" draw:id="id8" draw:layer="layout" svg:width="1.27cm" svg:height="1.27cm" svg:x="13.319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13.505cm" svg:y1="14.648cm" svg:x2="14.403cm" svg:y2="15.546cm" draw:start-shape="id8" draw:start-glue-point="5" draw:end-shape="id8" draw:end-glue-point="9" svg:d="M13505 14648l898 898" svg:viewBox="0 0 899 899">
            <text:p/>
          </draw:connector>
          <draw:connector draw:style-name="gr12" draw:text-style-name="P12" draw:layer="layout" draw:type="line" svg:x1="14.403cm" svg:y1="14.648cm" svg:x2="13.505cm" svg:y2="15.546cm" draw:start-shape="id8" draw:start-glue-point="11" draw:end-shape="id8" draw:end-glue-point="7" svg:d="M14403 14648l-898 898" svg:viewBox="0 0 899 899">
            <text:p/>
          </draw:connector>
        </draw:g>
        <draw:connector draw:style-name="gr1" draw:text-style-name="P7" draw:layer="layout" draw:type="line" svg:x1="12.585cm" svg:y1="10.223cm" svg:x2="13.954cm" svg:y2="14.462cm" draw:start-shape="id6" draw:start-glue-point="6" draw:end-shape="id8" svg:d="M12585 10223l1369 4239" svg:viewBox="0 0 1370 4240">
          <text:p text:style-name="P1"><text:span text:style-name="T5">no</text:span></text:p>
        </draw:connector>
        <draw:connector draw:style-name="gr1" draw:text-style-name="P7" draw:layer="layout" draw:type="line" svg:x1="8.683cm" svg:y1="12.684cm" svg:x2="13.954cm" svg:y2="14.462cm" draw:start-shape="id4" draw:start-glue-point="6" draw:end-shape="id8" svg:d="M8683 12684l5271 1778" svg:viewBox="0 0 5272 1779">
          <text:p text:style-name="P1"><text:span text:style-name="T5">no</text:span></text:p>
        </draw:connector>
        <draw:connector draw:style-name="gr1" draw:text-style-name="P2" draw:layer="layout" draw:type="line" svg:x1="8.811cm" svg:y1="5.954cm" svg:x2="13.954cm" svg:y2="14.462cm" draw:start-shape="id2" draw:start-glue-point="6" draw:end-shape="id8" svg:d="M8811 5954l5143 8508" svg:viewBox="0 0 5144 8509">
          <text:p text:style-name="P1"><text:span text:style-name="T5">refuse</text:span></text:p>
        </draw:connector>
        <draw:connector draw:style-name="gr1" draw:text-style-name="P7" draw:layer="layout" draw:type="line" svg:x1="9.89cm" svg:y1="5.065cm" svg:x2="13.192cm" svg:y2="4.937cm" draw:start-shape="id2" draw:start-glue-point="7" draw:end-shape="id9" draw:end-glue-point="5" svg:d="M9890 5065l3302-128" svg:viewBox="0 0 3303 129">
          <text:p text:style-name="P1"><text:span text:style-name="T5">Save confirm</text:span></text:p>
          <text:p text:style-name="P1"><text:span text:style-name="T5"/></text:p>
        </draw:connector>
        <draw:connector draw:style-name="gr1" draw:text-style-name="P7" draw:layer="layout" draw:type="line" svg:x1="16.875cm" svg:y1="4.937cm" svg:x2="18.145cm" svg:y2="6.461cm" draw:start-shape="id9" draw:start-glue-point="7" draw:end-shape="id10" draw:end-glue-point="0" svg:d="M16875 4937l1270 1524" svg:viewBox="0 0 1271 1525">
          <text:p text:style-name="P1"><text:span text:style-name="T5">yes</text:span></text:p>
        </draw:connector>
        <draw:custom-shape draw:style-name="gr13" draw:text-style-name="P6" xml:id="id10" draw:id="id10" draw:layer="layout" svg:width="3.556cm" svg:height="1.397cm" svg:x="16.367cm" svg:y="6.461cm">
          <text:list text:style-name="L2">
            <text:list-item>
              <text:p text:style-name="P5"><text:span text:style-name="T3">Send save confirm to</text:span></text:p>
              <text:p text:style-name="P5"><text:span text:style-name="T3">the corresponding pe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5.033cm" svg:y1="6.588cm" svg:x2="13.954cm" svg:y2="14.462cm" draw:start-shape="id9" draw:start-glue-point="6" draw:end-shape="id8" draw:end-glue-point="4" svg:d="M15033 6588l-1079 7874" svg:viewBox="0 0 1080 7875">
          <text:p text:style-name="P1"><text:span text:style-name="T5">no</text:span></text:p>
        </draw:connector>
        <draw:frame draw:style-name="gr14" draw:text-style-name="P13" draw:layer="layout" svg:width="18.288cm" svg:height="0.658cm" svg:x="1.254cm" svg:y="16.41cm">
          <draw:text-box>
            <text:p><text:span text:style-name="T5">* the tender might expire and cleaned from router active tenders list before corresponding message will receive</text:span></text:p>
          </draw:text-box>
        </draw:frame>
        <draw:custom-shape draw:style-name="gr15" draw:text-style-name="P10" xml:id="id6" draw:id="id6" draw:layer="layout" svg:width="3.755cm" svg:height="3.381cm" svg:x="10.707cm" svg:y="6.842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respond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xml:id="id9" draw:id="id9" draw:layer="layout" svg:width="3.683cm" svg:height="3.302cm" svg:x="13.192cm" svg:y="3.286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respond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onnector draw:style-name="gr1" draw:text-style-name="P2" draw:layer="layout" draw:type="line" svg:x1="10.795cm" svg:y1="2.397cm" svg:x2="8.811cm" svg:y2="4.175cm" draw:start-shape="id11" draw:start-glue-point="2" draw:end-shape="id12" draw:end-glue-point="4" svg:d="M10795 2397l-1984 1778" svg:viewBox="0 0 1985 1779">
          <text:p text:style-name="P1"><text:span text:style-name="T1">message</text:span></text:p>
        </draw:connector>
        <draw:custom-shape draw:style-name="gr2" draw:text-style-name="P14" xml:id="id12" draw:id="id12" draw:layer="layout" svg:width="2.159cm" svg:height="1.778cm" svg:x="7.731cm" svg:y="4.175cm">
          <text:p text:style-name="P1"><text:span text:style-name="T5">Request</text:span></text:p>
          <text:p text:style-name="P1"><text:span text:style-name="T5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3" draw:id="id23" draw:layer="layout" svg:width="4.092cm" svg:height="2.833cm" svg:x="1.48cm" svg:y="8.327cm">
          <text:list text:style-name="L2">
            <text:list-item>
              <text:p text:style-name="P5"><text:span text:style-name="T3">Add new entry in the</text:span><text:span text:style-name="T3"><text:line-break/></text:span><text:span text:style-name="T3">current tenders list</text:span></text:p>
            </text:list-item>
            <text:list-item>
              <text:p text:style-name="P5"><text:span text:style-name="T3">Mark the tender as</text:span><text:span text:style-name="T3"><text:line-break/></text:span><text:span text:style-name="T3">new (announced)</text:span></text:p>
            </text:list-item>
            <text:list-item>
              <text:p text:style-name="P5"><text:span text:style-name="T3">Send the request to kernel</text:span></text:p>
            </text:list-item>
            <text:list-item>
              <text:p text:style-name="P5"><text:span text:style-name="T3">Broadcast the tender to peers</text:span></text:p>
            </text:list-item>
            <text:list-item>
              <text:p text:style-name="P5"><text:span text:style-name="T3">specify response wait time</text:span><text:span text:style-name="T3"><text:line-break/></text:span><text:span text:style-name="T3">depending on the hop id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7.731cm" svg:y1="5.064cm" svg:x2="5.064cm" svg:y2="5.826cm" draw:start-shape="id12" draw:start-glue-point="5" draw:end-shape="id13" draw:end-glue-point="7" svg:d="M7731 5064l-2667 762" svg:viewBox="0 0 2668 763">
          <text:p text:style-name="P1"><text:span text:style-name="T5">save</text:span></text:p>
        </draw:connector>
        <draw:custom-shape draw:style-name="gr18" draw:text-style-name="P6" xml:id="id15" draw:id="id15" draw:layer="layout" svg:width="4.953cm" svg:height="0.889cm" svg:x="3.413cm" svg:y="14.589cm">
          <text:list text:style-name="L3">
            <text:list-item>
              <text:p text:style-name="P5"><text:span text:style-name="T3">Add the offer to the tenders’ offer lis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8.811cm" svg:y1="5.953cm" svg:x2="7.921cm" svg:y2="9.382cm" draw:start-shape="id12" draw:start-glue-point="6" draw:end-shape="id14" draw:end-glue-point="4" svg:d="M8811 5953l-890 3429" svg:viewBox="0 0 891 3430">
          <text:p text:style-name="P1"><text:span text:style-name="T5">Save offer</text:span></text:p>
        </draw:connector>
        <draw:custom-shape draw:style-name="gr5" draw:text-style-name="P1" xml:id="id11" draw:id="id11" draw:layer="layout" svg:width="8.382cm" svg:height="1.016cm" svg:x="6.604cm" svg:y="1.381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9.59cm" svg:height="16.891cm" svg:x="1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806cm" svg:x="18.018cm" svg:y="2.651cm">
          <draw:text-box>
            <text:p><text:span text:style-name="T1">Router</text:span></text:p>
          </draw:text-box>
        </draw:frame>
        <draw:connector draw:style-name="gr1" draw:text-style-name="P7" draw:layer="layout" draw:type="line" svg:x1="7.921cm" svg:y1="12.811cm" svg:x2="5.889cm" svg:y2="14.589cm" draw:start-shape="id14" draw:start-glue-point="6" draw:end-shape="id15" draw:end-glue-point="0" svg:d="M7921 12811l-2032 1778" svg:viewBox="0 0 2033 1779">
          <text:p text:style-name="P1"><text:span text:style-name="T5">yes</text:span></text:p>
        </draw:connector>
        <draw:custom-shape draw:style-name="gr20" draw:text-style-name="P6" xml:id="id24" draw:id="id24" draw:layer="layout" svg:width="3.683cm" svg:height="0.889cm" svg:x="8.747cm" svg:y="16.367cm">
          <text:list text:style-name="L2">
            <text:list-item>
              <text:p text:style-name="P5"><text:span text:style-name="T3">Transmit data to kern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9.89cm" svg:y1="5.064cm" svg:x2="10.969cm" svg:y2="6.715cm" draw:start-shape="id12" draw:start-glue-point="7" draw:end-shape="id16" draw:end-glue-point="4" svg:d="M9890 5064l1079 1651" svg:viewBox="0 0 1080 1652">
          <text:p text:style-name="P1"><text:span text:style-name="T5">Transmit data</text:span></text:p>
        </draw:connector>
        <draw:connector draw:style-name="gr1" draw:text-style-name="P7" draw:layer="layout" draw:type="line" svg:x1="10.969cm" svg:y1="10.144cm" svg:x2="13.256cm" svg:y2="12.43cm" draw:start-shape="id16" draw:start-glue-point="6" draw:end-shape="id17" draw:end-glue-point="4" svg:d="M10969 10144l2287 2286" svg:viewBox="0 0 2288 2287">
          <text:p text:style-name="P1"><text:span text:style-name="T5">yes</text:span></text:p>
        </draw:connector>
        <draw:g xml:id="id19" draw:id="id19">
          <draw:custom-shape draw:style-name="gr11" draw:text-style-name="P1" xml:id="id18" draw:id="id18" draw:layer="layout" svg:width="1.27cm" svg:height="1.27cm" svg:x="14.081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14.267cm" svg:y1="8.679cm" svg:x2="15.165cm" svg:y2="9.577cm" draw:start-shape="id18" draw:start-glue-point="5" draw:end-shape="id18" draw:end-glue-point="9" svg:d="M14267 8679l898 898" svg:viewBox="0 0 899 899">
            <text:p/>
          </draw:connector>
          <draw:connector draw:style-name="gr12" draw:text-style-name="P12" draw:layer="layout" draw:type="line" svg:x1="15.165cm" svg:y1="8.679cm" svg:x2="14.267cm" svg:y2="9.577cm" draw:start-shape="id18" draw:start-glue-point="11" draw:end-shape="id18" draw:end-glue-point="7" svg:d="M15165 8679l-898 898" svg:viewBox="0 0 899 899">
            <text:p/>
          </draw:connector>
        </draw:g>
        <draw:connector draw:style-name="gr1" draw:text-style-name="P7" draw:layer="layout" draw:type="line" svg:x1="12.811cm" svg:y1="8.429cm" svg:x2="14.081cm" svg:y2="9.128cm" draw:start-shape="id16" draw:end-shape="id19" draw:end-glue-point="3" svg:d="M12811 8429l1270 699" svg:viewBox="0 0 1271 700">
          <text:p text:style-name="P1"><text:span text:style-name="T5">no</text:span></text:p>
        </draw:connector>
        <draw:connector draw:style-name="gr1" draw:text-style-name="P2" draw:layer="layout" draw:type="line" svg:x1="6.08cm" svg:y1="11.097cm" svg:x2="6.461cm" svg:y2="8.366cm" draw:start-shape="id14" draw:start-glue-point="5" draw:end-shape="id20" svg:d="M6080 11097l381-2731" svg:viewBox="0 0 382 2732">
          <text:p text:style-name="P1"><text:span text:style-name="T5">no</text:span></text:p>
        </draw:connector>
        <draw:connector draw:style-name="gr1" draw:text-style-name="P7" draw:layer="layout" draw:type="line" svg:x1="9.89cm" svg:y1="5.064cm" svg:x2="14.843cm" svg:y2="6.398cm" draw:start-shape="id12" draw:start-glue-point="7" draw:end-shape="id21" draw:end-glue-point="5" svg:d="M9890 5064l4953 1334" svg:viewBox="0 0 4954 1335">
          <text:p text:style-name="P1"><text:span text:style-name="T5">Save confirm</text:span></text:p>
          <text:p text:style-name="P1"><text:span text:style-name="T5"/></text:p>
        </draw:connector>
        <draw:connector draw:style-name="gr1" draw:text-style-name="P7" draw:layer="layout" draw:type="line" svg:x1="18.526cm" svg:y1="6.398cm" svg:x2="18.336cm" svg:y2="8.366cm" draw:start-shape="id21" draw:start-glue-point="7" draw:end-shape="id22" draw:end-glue-point="4" svg:d="M18526 6398l-190 1968" svg:viewBox="0 0 191 1969">
          <text:p text:style-name="P1"><text:span text:style-name="T5">yes</text:span></text:p>
        </draw:connector>
        <draw:custom-shape draw:style-name="gr21" draw:text-style-name="P6" xml:id="id27" draw:id="id27" draw:layer="layout" svg:width="3.302cm" svg:height="1.143cm" svg:x="17.002cm" svg:y="13.192cm">
          <text:list text:style-name="L2">
            <text:list-item>
              <text:p text:style-name="P5"><text:span text:style-name="T3">Send save confirm to</text:span></text:p>
              <text:p text:style-name="P5"><text:span text:style-name="T3">the corresponding pe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6.684cm" svg:y1="8.112cm" svg:x2="15.351cm" svg:y2="9.128cm" draw:start-shape="id21" draw:end-shape="id19" draw:end-glue-point="1" svg:d="M16684 8112l-1333 1016" svg:viewBox="0 0 1334 1017">
          <text:p text:style-name="P1"><text:span text:style-name="T5">no</text:span></text:p>
        </draw:connector>
        <draw:custom-shape draw:style-name="gr2" draw:text-style-name="P14" xml:id="id13" draw:id="id13" draw:layer="layout" svg:width="2.159cm" svg:height="1.778cm" svg:x="2.905cm" svg:y="4.937cm">
          <text:p text:style-name="P1"><text:span text:style-name="T5">Tender</text:span></text:p>
          <text:p text:style-name="P1"><text:span text:style-name="T5">Exis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2" draw:layer="layout" draw:type="line" svg:x1="3.985cm" svg:y1="6.715cm" svg:x2="3.526cm" svg:y2="8.327cm" draw:start-shape="id13" draw:start-glue-point="6" draw:end-shape="id23" svg:d="M3985 6715l-459 1612" svg:viewBox="0 0 460 1613">
          <text:p text:style-name="P1"><text:span text:style-name="T5">no</text:span></text:p>
        </draw:connector>
        <draw:custom-shape draw:style-name="gr23" draw:text-style-name="P10" xml:id="id17" draw:id="id17" draw:layer="layout" svg:width="2.921cm" svg:height="2.54cm" svg:x="11.795cm" svg:y="12.43cm">
          <text:p text:style-name="P1"><text:span text:style-name="T6">Is tender internal</text:span></text:p>
          <text:p text:style-name="P1"><text:span text:style-name="T6">(otherwise remote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13.256cm" svg:y1="14.97cm" svg:x2="10.588cm" svg:y2="16.367cm" draw:start-shape="id17" draw:start-glue-point="6" draw:end-shape="id24" draw:end-glue-point="0" svg:d="M13256 14970l-2668 1397" svg:viewBox="0 0 2669 1398">
          <text:p text:style-name="P1"><text:span text:style-name="T5">yes</text:span></text:p>
        </draw:connector>
        <draw:connector draw:style-name="gr24" draw:text-style-name="P7" draw:layer="layout" draw:type="line" svg:x1="13.256cm" svg:y1="14.97cm" svg:x2="15.541cm" svg:y2="16.24cm" draw:start-shape="id17" draw:start-glue-point="6" draw:end-shape="id25" draw:end-glue-point="0" svg:d="M13256 14970l2285 1270" svg:viewBox="0 0 2286 1271">
          <text:p text:style-name="P1"><text:span text:style-name="T5">no</text:span></text:p>
        </draw:connector>
        <draw:custom-shape draw:style-name="gr25" draw:text-style-name="P6" xml:id="id25" draw:id="id25" draw:layer="layout" svg:width="3.683cm" svg:height="1.143cm" svg:x="13.7cm" svg:y="16.24cm">
          <text:list text:style-name="L2">
            <text:list-item>
              <text:p text:style-name="P5"><text:span text:style-name="T3">Send data to the</text:span></text:p>
              <text:p text:style-name="P5"><text:span text:style-name="T3">corresponding pe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xml:id="id22" draw:id="id22" draw:layer="layout" svg:width="2.921cm" svg:height="2.54cm" svg:x="16.875cm" svg:y="8.366cm">
          <text:p text:style-name="P1"><text:span text:style-name="T6">Is tender internal</text:span></text:p>
          <text:p text:style-name="P1"><text:span text:style-name="T6">(otherwise remote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xml:id="id26" draw:id="id26" draw:layer="layout" svg:width="3.302cm" svg:height="0.889cm" svg:x="14.716cm" svg:y="11.414cm">
          <text:list text:style-name="L2">
            <text:list-item>
              <text:p text:style-name="P5"><text:span text:style-name="T3">Send save confirm</text:span><text:span text:style-name="T3"><text:line-break/></text:span><text:span text:style-name="T3">to kern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2" draw:layer="layout" draw:type="line" svg:x1="16.875cm" svg:y1="9.636cm" svg:x2="16.367cm" svg:y2="11.414cm" draw:start-shape="id22" draw:start-glue-point="5" draw:end-shape="id26" draw:end-glue-point="0" svg:d="M16875 9636l-508 1778" svg:viewBox="0 0 509 1779">
          <text:p text:style-name="P1"><text:span text:style-name="T5">yes</text:span></text:p>
        </draw:connector>
        <draw:connector draw:style-name="gr1" draw:text-style-name="P7" draw:layer="layout" draw:type="line" svg:x1="18.336cm" svg:y1="10.906cm" svg:x2="18.653cm" svg:y2="13.192cm" draw:start-shape="id22" draw:start-glue-point="6" draw:end-shape="id27" draw:end-glue-point="0" svg:d="M18336 10906l317 2286" svg:viewBox="0 0 318 2287">
          <text:p text:style-name="P1"><text:span text:style-name="T5">no</text:span></text:p>
        </draw:connector>
        <draw:connector draw:style-name="gr22" draw:text-style-name="P7" draw:layer="layout" draw:type="line" svg:x1="3.985cm" svg:y1="6.715cm" svg:x2="5.826cm" svg:y2="7.731cm" draw:start-shape="id13" draw:start-glue-point="6" draw:end-shape="id20" draw:end-glue-point="3" svg:d="M3985 6715l1841 1016" svg:viewBox="0 0 1842 1017">
          <text:p text:style-name="P1"><text:span text:style-name="T5">yes</text:span></text:p>
        </draw:connector>
        <draw:custom-shape draw:style-name="gr8" draw:text-style-name="P10" xml:id="id14" draw:id="id14" draw:layer="layout" svg:width="3.683cm" svg:height="3.429cm" svg:x="6.08cm" svg:y="9.382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announc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16" draw:id="id16" draw:layer="layout" svg:width="3.683cm" svg:height="3.429cm" svg:x="9.128cm" svg:y="6.715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respond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21" draw:id="id21" draw:layer="layout" svg:width="3.683cm" svg:height="3.429cm" svg:x="14.843cm" svg:y="4.683cm">
          <text:p text:style-name="P1"><text:span text:style-name="T6">Does tender exist*</text:span><text:span text:style-name="T6"><text:line-break/></text:span><text:span text:style-name="T6">and</text:span></text:p>
          <text:p text:style-name="P1"><text:span text:style-name="T6">Status is “transferr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3" draw:layer="layout" svg:width="18.288cm" svg:height="0.658cm" svg:x="1.254cm" svg:y="18.61cm">
          <draw:text-box>
            <text:p><text:span text:style-name="T5">* the tender might expire and cleaned from router active tenders list before corresponding message will receive</text:span></text:p>
          </draw:text-box>
        </draw:frame>
        <draw:g xml:id="id20" draw:id="id20">
          <draw:custom-shape draw:style-name="gr11" draw:text-style-name="P1" xml:id="id28" draw:id="id28" draw:layer="layout" svg:width="1.27cm" svg:height="1.27cm" svg:x="5.826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6.012cm" svg:y1="7.282cm" svg:x2="6.91cm" svg:y2="8.18cm" draw:start-shape="id28" draw:start-glue-point="5" draw:end-shape="id28" draw:end-glue-point="9" svg:d="M6012 7282l898 898" svg:viewBox="0 0 899 899">
            <text:p/>
          </draw:connector>
          <draw:connector draw:style-name="gr12" draw:text-style-name="P12" draw:layer="layout" draw:type="line" svg:x1="6.91cm" svg:y1="7.282cm" svg:x2="6.012cm" svg:y2="8.18cm" draw:start-shape="id28" draw:start-glue-point="11" draw:end-shape="id28" draw:end-glue-point="7" svg:d="M6910 7282l-898 898" svg:viewBox="0 0 899 899">
            <text:p/>
          </draw:connector>
        </draw:g>
      </draw:page>
      <draw:page draw:name="page3" draw:style-name="dp1" draw:master-page-name="Default">
        <draw:custom-shape draw:style-name="gr2" draw:text-style-name="P14" xml:id="id29" draw:id="id29" draw:layer="layout" svg:width="2.159cm" svg:height="1.778cm" svg:x="10.082cm" svg:y="2.805cm">
          <text:p text:style-name="P1"><text:span text:style-name="T5">Check</text:span></text:p>
          <text:p text:style-name="P1"><text:span text:style-name="T5">statu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5" xml:id="id34" draw:id="id34" draw:layer="layout" svg:width="4.727cm" svg:height="2.579cm" svg:x="3.159cm" svg:y="7.803cm">
          <text:list text:style-name="L2">
            <text:list-item>
              <text:p text:style-name="P5"><text:span text:style-name="T3">Choose winners among</text:span><text:span text:style-name="T3"><text:line-break/></text:span><text:span text:style-name="T3">the received responded</text:span></text:p>
            </text:list-item>
            <text:list-item>
              <text:p text:style-name="P5"><text:span text:style-name="T3">Remember peer and response</text:span><text:span text:style-name="T3"><text:line-break/></text:span><text:span text:style-name="T3">number for each winner</text:span></text:p>
            </text:list-item>
            <text:list-item>
              <text:p text:style-name="P5"><text:span text:style-name="T3">Send the winner offers to the peer</text:span><text:span text:style-name="T3"><text:line-break/></text:span><text:span text:style-name="T3">from whom the tender received</text:span></text:p>
            </text:list-item>
            <text:list-item>
              <text:p text:style-name="P5"><text:span text:style-name="T3">Set new wait ti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0.082cm" svg:y1="3.694cm" svg:x2="6.236cm" svg:y2="4.775cm" draw:start-shape="id29" draw:start-glue-point="5" draw:end-shape="id30" draw:end-glue-point="4" svg:d="M10082 3694l-3846 1081" svg:viewBox="0 0 3847 1082">
          <text:p text:style-name="P1"><text:span text:style-name="T5">announced</text:span></text:p>
        </draw:connector>
        <draw:custom-shape draw:style-name="gr28" draw:text-style-name="P6" xml:id="id32" draw:id="id32" draw:layer="layout" svg:width="4.191cm" svg:height="0.889cm" svg:x="9.858cm" svg:y="10.325cm">
          <text:list text:style-name="L3">
            <text:list-item>
              <text:p text:style-name="P5"><text:span text:style-name="T3">Send fail message to kern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9.59cm" svg:height="14.351cm" svg:x="1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032cm" svg:height="0.806cm" svg:x="18.018cm" svg:y="2.651cm">
          <draw:text-box>
            <text:p><text:span text:style-name="T1">Router</text:span></text:p>
          </draw:text-box>
        </draw:frame>
        <draw:connector draw:style-name="gr1" draw:text-style-name="P11" draw:layer="layout" draw:type="line" svg:x1="14.931cm" svg:y1="7.096cm" svg:x2="11.953cm" svg:y2="10.325cm" draw:start-shape="id31" draw:start-glue-point="6" draw:end-shape="id32" draw:end-glue-point="0" svg:d="M14931 7096l-2978 3229" svg:viewBox="0 0 2979 3230">
          <text:p text:style-name="P1"><text:span text:style-name="T5">yes</text:span></text:p>
        </draw:connector>
        <draw:connector draw:style-name="gr1" draw:text-style-name="P7" draw:layer="layout" draw:type="line" svg:x1="12.241cm" svg:y1="3.694cm" svg:x2="14.931cm" svg:y2="5.318cm" draw:start-shape="id29" draw:start-glue-point="7" draw:end-shape="id31" draw:end-glue-point="4" svg:d="M12241 3694l2690 1624" svg:viewBox="0 0 2691 1625">
          <text:p text:style-name="P1"><text:span text:style-name="T5">responded or transferred</text:span></text:p>
        </draw:connector>
        <draw:connector draw:style-name="gr1" draw:text-style-name="P7" draw:layer="layout" draw:type="line" svg:x1="14.931cm" svg:y1="7.096cm" svg:x2="16.406cm" svg:y2="12.303cm" draw:start-shape="id31" draw:start-glue-point="6" draw:end-shape="id33" draw:end-glue-point="0" svg:d="M14931 7096l1475 5207" svg:viewBox="0 0 1476 5208">
          <text:p text:style-name="P1"><text:span text:style-name="T5">no</text:span></text:p>
        </draw:connector>
        <draw:custom-shape draw:style-name="gr2" draw:text-style-name="P14" xml:id="id35" draw:id="id35" draw:layer="layout" svg:width="2.159cm" svg:height="1.778cm" svg:x="4.405cm" svg:y="11.217cm">
          <text:p text:style-name="P1"><text:span text:style-name="T5">Is interna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2" draw:layer="layout" draw:type="line" svg:x1="5.522cm" svg:y1="10.382cm" svg:x2="5.485cm" svg:y2="11.217cm" draw:start-shape="id34" draw:start-glue-point="2" draw:end-shape="id35" draw:end-glue-point="4" svg:d="M5522 10382l-37 835" svg:viewBox="0 0 38 836">
          <text:p/>
        </draw:connector>
        <draw:custom-shape draw:style-name="gr31" draw:text-style-name="P6" xml:id="id36" draw:id="id36" draw:layer="layout" svg:width="4.191cm" svg:height="1.563cm" svg:x="7.707cm" svg:y="14.55cm">
          <text:list text:style-name="L2">
            <text:list-item>
              <text:p text:style-name="P5"><text:span text:style-name="T3">Send the winner offers to the</text:span><text:span text:style-name="T3"><text:line-break/></text:span><text:span text:style-name="T3">peer from whom the tender</text:span><text:span text:style-name="T3"><text:line-break/></text:span><text:span text:style-name="T3">receiv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37" draw:id="id37" draw:layer="layout" svg:width="3.106cm" svg:height="1.016cm" svg:x="2.974cm" svg:y="14.598cm">
          <text:list text:style-name="L2">
            <text:list-item>
              <text:p text:style-name="P5"><text:span text:style-name="T3">Send the winner</text:span><text:span text:style-name="T3"><text:line-break/></text:span><text:span text:style-name="T3">offers to the kern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5.485cm" svg:y1="12.995cm" svg:x2="9.802cm" svg:y2="14.55cm" draw:start-shape="id35" draw:start-glue-point="6" draw:end-shape="id36" draw:end-glue-point="0" svg:d="M5485 12995l4317 1555" svg:viewBox="0 0 4318 1556">
          <text:p text:style-name="P1"><text:span text:style-name="T5">no</text:span></text:p>
        </draw:connector>
        <draw:connector draw:style-name="gr1" draw:text-style-name="P7" draw:layer="layout" draw:type="line" svg:x1="5.485cm" svg:y1="12.995cm" svg:x2="4.527cm" svg:y2="14.598cm" draw:start-shape="id35" draw:start-glue-point="6" draw:end-shape="id37" draw:end-glue-point="0" svg:d="M5485 12995l-958 1603" svg:viewBox="0 0 959 1604">
          <text:p text:style-name="P1"><text:span text:style-name="T5">yes</text:span></text:p>
        </draw:connector>
        <draw:custom-shape draw:style-name="gr33" draw:text-style-name="P6" xml:id="id33" draw:id="id33" draw:layer="layout" svg:width="4.191cm" svg:height="0.889cm" svg:x="14.311cm" svg:y="12.303cm">
          <text:list text:style-name="L3">
            <text:list-item>
              <text:p text:style-name="P5"><text:span text:style-name="T3">Mark the tender is finish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2" draw:layer="layout" draw:type="line" svg:x1="11.953cm" svg:y1="11.214cm" svg:x2="16.406cm" svg:y2="12.303cm" draw:start-shape="id32" draw:start-glue-point="2" draw:end-shape="id33" draw:end-glue-point="0" svg:d="M11953 11214l4453 1089" svg:viewBox="0 0 4454 1090">
          <text:p/>
        </draw:connector>
        <draw:custom-shape draw:style-name="gr2" draw:text-style-name="P14" xml:id="id30" draw:id="id30" draw:layer="layout" svg:width="2.159cm" svg:height="1.778cm" svg:x="5.156cm" svg:y="4.775cm">
          <text:p text:style-name="P1"><text:span text:style-name="T5">Is there</text:span></text:p>
          <text:p text:style-name="P1"><text:span text:style-name="T5">respon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6.236cm" svg:y1="6.553cm" svg:x2="5.522cm" svg:y2="7.803cm" draw:start-shape="id30" draw:start-glue-point="6" draw:end-shape="id34" draw:end-glue-point="0" svg:d="M6236 6553l-714 1250" svg:viewBox="0 0 715 1251">
          <text:p text:style-name="P1"><text:span text:style-name="T5">yes</text:span></text:p>
        </draw:connector>
        <draw:connector draw:style-name="gr1" draw:text-style-name="P7" draw:layer="layout" draw:type="line" svg:x1="7.315cm" svg:y1="5.664cm" svg:x2="13.851cm" svg:y2="6.207cm" draw:start-shape="id30" draw:start-glue-point="7" draw:end-shape="id31" draw:end-glue-point="5" svg:d="M7315 5664l6536 543" svg:viewBox="0 0 6537 544">
          <text:p text:style-name="P1"><text:span text:style-name="T5">no</text:span></text:p>
        </draw:connector>
        <draw:custom-shape draw:style-name="gr2" draw:text-style-name="P14" xml:id="id31" draw:id="id31" draw:layer="layout" svg:width="2.159cm" svg:height="1.778cm" svg:x="13.851cm" svg:y="5.318cm">
          <text:p text:style-name="P1"><text:span text:style-name="T5">Is interna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34" draw:text-style-name="P8" draw:layer="layout" svg:width="19.59cm" svg:height="12.446cm" svg:x="1cm" svg:y="2.524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2.032cm" svg:height="0.806cm" svg:x="18.018cm" svg:y="2.651cm">
          <draw:text-box>
            <text:p><text:span text:style-name="T1">Kernel</text:span></text:p>
          </draw:text-box>
        </draw:frame>
        <draw:custom-shape draw:style-name="gr36" draw:text-style-name="P1" xml:id="id38" draw:id="id38" draw:layer="layout" svg:width="8.382cm" svg:height="1.016cm" svg:x="6.604cm" svg:y="1.308cm">
          <text:p text:style-name="P1">Client (e.g. http request)</text:p>
          <draw:enhanced-geometry svg:viewBox="0 0 21600 21600" draw:type="rectangle" draw:enhanced-path="M 0 0 L 21600 0 21600 21600 0 21600 0 0 Z N"/>
        </draw:custom-shape>
        <draw:custom-shape draw:style-name="gr37" draw:text-style-name="P17" xml:id="id41" draw:id="id41" draw:layer="layout" svg:width="6.858cm" svg:height="2.667cm" svg:x="13.446cm" svg:y="6.969cm">
          <text:list text:style-name="L3">
            <text:list-item>
              <text:p text:style-name="P5"><text:span text:style-name="T7">For each entry in pending save container</text:span></text:p>
              <text:list>
                <text:list-item>
                  <text:p text:style-name="P5"><text:span text:style-name="T7">If the entry is a piece and request is</text:span><text:span text:style-name="T7"><text:line-break/></text:span><text:span text:style-name="T7">encrypted, send key manager</text:span><text:span text:style-name="T7"><text:line-break/></text:span><text:span text:style-name="T7">encrypt request</text:span></text:p>
                </text:list-item>
                <text:list-item>
                  <text:p text:style-name="P16"><text:span text:style-name="T7">Otherwise send save request</text:span><text:span text:style-name="T7"><text:line-break/></text:span><text:span text:style-name="T7">to storage and router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xml:id="id40" draw:id="id40" draw:layer="layout" svg:width="2.159cm" svg:height="1.778cm" svg:x="9.763cm" svg:y="7.223cm">
          <text:p text:style-name="P1"><text:span text:style-name="T5">Encryp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2" draw:layer="layout" draw:type="line" svg:x1="10.795cm" svg:y1="2.324cm" svg:x2="10.795cm" svg:y2="2.778cm" draw:start-shape="id38" draw:start-glue-point="2" draw:end-shape="id39" draw:end-glue-point="0" svg:d="M10795 2324v454" svg:viewBox="0 0 1 455">
          <text:p/>
        </draw:connector>
        <draw:connector draw:style-name="gr1" draw:text-style-name="P7" draw:layer="layout" draw:type="line" svg:x1="11.922cm" svg:y1="8.112cm" svg:x2="13.446cm" svg:y2="8.302cm" draw:start-shape="id40" draw:start-glue-point="7" draw:end-shape="id41" svg:d="M11922 8112l1524 190" svg:viewBox="0 0 1525 191">
          <text:p text:style-name="P1"><text:span text:style-name="T5">no</text:span></text:p>
        </draw:connector>
        <draw:connector draw:style-name="gr1" draw:text-style-name="P7" draw:layer="layout" draw:type="line" svg:x1="9.763cm" svg:y1="8.112cm" svg:x2="7.985cm" svg:y2="8.239cm" draw:start-shape="id40" draw:start-glue-point="5" draw:end-shape="id42" svg:d="M9763 8112l-1778 127" svg:viewBox="0 0 1779 128">
          <text:p text:style-name="P1"><text:span text:style-name="T5">yes</text:span></text:p>
        </draw:connector>
        <draw:custom-shape draw:style-name="gr38" draw:text-style-name="P6" xml:id="id42" draw:id="id42" draw:layer="layout" svg:width="3.614cm" svg:height="1.016cm" svg:x="4.371cm" svg:y="7.731cm">
          <text:list text:style-name="L2">
            <text:list-item>
              <text:p text:style-name="P5"><text:span text:style-name="T3">Send encrypt request</text:span></text:p>
              <text:p text:style-name="P5"><text:span text:style-name="T3">to key manager</text:span></text:p>
              <text:p text:style-name="P5"><text:span text:style-name="T3">for master js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xml:id="id43" draw:id="id43" draw:layer="layout" svg:width="8.382cm" svg:height="1.016cm" svg:x="6.604cm" svg:y="15.224cm">
          <text:p text:style-name="P1">Key Manager</text:p>
          <draw:enhanced-geometry svg:viewBox="0 0 21600 21600" draw:type="rectangle" draw:enhanced-path="M 0 0 L 21600 0 21600 21600 0 21600 0 0 Z N"/>
        </draw:custom-shape>
        <draw:connector draw:style-name="gr30" draw:text-style-name="P12" draw:layer="layout" draw:type="line" svg:x1="10.795cm" svg:y1="15.224cm" svg:x2="10.795cm" svg:y2="14.716cm" draw:start-shape="id43" draw:end-shape="id44" draw:end-glue-point="6" svg:d="M10795 15224v-508" svg:viewBox="0 0 1 509">
          <text:p/>
        </draw:connector>
        <draw:custom-shape draw:style-name="gr39" draw:text-style-name="P14" xml:id="id44" draw:id="id44" draw:layer="layout" svg:width="2.286cm" svg:height="1.905cm" svg:x="9.652cm" svg:y="12.811cm">
          <text:p text:style-name="P1"><text:span text:style-name="T5">Check</text:span></text:p>
          <text:p text:style-name="P1"><text:span text:style-name="T5">messag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10.795cm" svg:y1="12.811cm" svg:x2="10.795cm" svg:y2="12.049cm" draw:start-shape="id44" draw:start-glue-point="4" draw:end-shape="id45" svg:d="M10795 12811v-762" svg:viewBox="0 0 1 763">
          <text:p text:style-name="P1"><text:span text:style-name="T5">encrypted</text:span></text:p>
        </draw:connector>
        <draw:connector draw:style-name="gr1" draw:text-style-name="P7" draw:layer="layout" draw:type="line" svg:x1="9.652cm" svg:y1="13.764cm" svg:x2="5.503cm" svg:y2="13.7cm" draw:start-shape="id44" draw:start-glue-point="5" draw:end-shape="id46" svg:d="M9652 13764l-4149-64" svg:viewBox="0 0 4150 65">
          <text:p text:style-name="P1"><text:span text:style-name="T5">fail</text:span></text:p>
        </draw:connector>
        <draw:custom-shape draw:style-name="gr40" draw:text-style-name="P6" xml:id="id46" draw:id="id46" draw:layer="layout" svg:width="4.122cm" svg:height="1.016cm" svg:x="1.381cm" svg:y="13.192cm">
          <text:list text:style-name="L2">
            <text:list-item>
              <text:p text:style-name="P5"><text:span text:style-name="T3">Send fail message to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xml:id="id39" draw:id="id39" draw:layer="layout" svg:width="7.413cm" svg:height="3.683cm" svg:x="7.089cm" svg:y="2.778cm">
          <text:list text:style-name="L3">
            <text:list-item>
              <text:p text:style-name="P5"><text:span text:style-name="T7">Prepare chunks for save</text:span></text:p>
              <text:list>
                <text:list-item>
                  <text:p text:style-name="P5"><text:span text:style-name="T7">Generate uuid for each chunk</text:span></text:p>
                </text:list-item>
                <text:list-item>
                  <text:p text:style-name="P5"><text:span text:style-name="T7">Determine start address and size</text:span></text:p>
                </text:list-item>
                <text:list-item>
                  <text:p text:style-name="P5"><text:span text:style-name="T7">Add to pending save requests container</text:span></text:p>
                </text:list-item>
              </text:list>
            </text:list-item>
            <text:list-item>
              <text:p text:style-name="P5"><text:span text:style-name="T7">Construct master json</text:span></text:p>
              <text:list>
                <text:list-item>
                  <text:p text:style-name="P5"><text:span text:style-name="T7">Add to pending save requests container</text:span><text:span text:style-name="T7"><text:line-break/></text:span><text:span text:style-name="T7">if no encryption needed</text:span></text:p>
                </text:list-item>
              </text:list>
            </text:list-item>
            <text:list-item>
              <text:p text:style-name="P16"><text:span text:style-name="T7">Construct shared json</text:span></text:p>
              <text:list>
                <text:list-item>
                  <text:p text:style-name="P16"><text:span text:style-name="T7">Add to pending save requests container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0.795cm" svg:y1="6.461cm" svg:x2="10.843cm" svg:y2="7.223cm" draw:start-shape="id39" draw:end-shape="id40" draw:end-glue-point="4" svg:d="M10795 6461l48 762" svg:viewBox="0 0 49 763">
          <text:p text:style-name="P1"><text:span text:style-name="T5"/></text:p>
        </draw:connector>
        <draw:custom-shape draw:style-name="gr39" draw:text-style-name="P14" xml:id="id45" draw:id="id45" draw:layer="layout" svg:width="2.286cm" svg:height="1.905cm" svg:x="9.652cm" svg:y="10.144cm">
          <text:p text:style-name="P1"><text:span text:style-name="T5">Is master</text:span></text:p>
          <text:p text:style-name="P1"><text:span text:style-name="T5">Js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47" draw:id="id47" draw:layer="layout" svg:width="3.614cm" svg:height="1.016cm" svg:x="15.039cm" svg:y="10.652cm">
          <text:list text:style-name="L2">
            <text:list-item>
              <text:p text:style-name="P5"><text:span text:style-name="T3">Add encrypted master json</text:span></text:p>
              <text:p text:style-name="P5"><text:span text:style-name="T3">to pending save reques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1.938cm" svg:y1="11.097cm" svg:x2="15.039cm" svg:y2="11.16cm" draw:start-shape="id45" draw:start-glue-point="7" draw:end-shape="id47" draw:end-glue-point="3" svg:d="M11938 11097l3101 63" svg:viewBox="0 0 3102 64">
          <text:p/>
        </draw:connector>
        <draw:connector draw:style-name="gr1" draw:text-style-name="P7" draw:layer="layout" draw:type="line" svg:x1="16.846cm" svg:y1="10.652cm" svg:x2="16.875cm" svg:y2="9.636cm" draw:start-shape="id47" draw:start-glue-point="0" draw:end-shape="id41" svg:d="M16846 10652l29-1016" svg:viewBox="0 0 30 1017">
          <text:p/>
        </draw:connector>
        <draw:custom-shape draw:style-name="gr43" draw:text-style-name="P6" xml:id="id48" draw:id="id48" draw:layer="layout" svg:width="3.995cm" svg:height="1.016cm" svg:x="3.231cm" svg:y="10.588cm">
          <text:list text:style-name="L2">
            <text:list-item>
              <text:p text:style-name="P5"><text:span text:style-name="T3">Send save request to storage</text:span></text:p>
              <text:p text:style-name="P5"><text:span text:style-name="T3">and router for encrypted piec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9.652cm" svg:y1="11.097cm" svg:x2="7.226cm" svg:y2="11.096cm" draw:start-shape="id45" draw:start-glue-point="5" draw:end-shape="id48" draw:end-glue-point="1" svg:d="M9652 11097l-2426-1" svg:viewBox="0 0 2427 2">
          <text:p/>
        </draw:connector>
      </draw:page>
      <draw:page draw:name="page5" draw:style-name="dp1" draw:master-page-name="Default">
        <draw:custom-shape draw:style-name="gr2" draw:text-style-name="P14" xml:id="id49" draw:id="id49" draw:layer="layout" svg:width="2.159cm" svg:height="1.778cm" svg:x="9.716cm" svg:y="17.831cm">
          <text:p text:style-name="P1"><text:span text:style-name="T5">Message</text:span></text:p>
          <text:p text:style-name="P1"><text:span text:style-name="T5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5" xml:id="id63" draw:id="id63" draw:layer="layout" svg:width="3.703cm" svg:height="1.182cm" svg:x="1.234cm" svg:y="21.53cm">
          <text:list text:style-name="L2">
            <text:list-item>
              <text:p text:style-name="P5"><text:span text:style-name="T3">Generate request</text:span></text:p>
            </text:list-item>
            <text:list-item>
              <text:p text:style-name="P5"><text:span text:style-name="T3">Mark type as remote</text:span></text:p>
            </text:list-item>
            <text:list-item>
              <text:p text:style-name="P5"><text:span text:style-name="T3">Mark status as responded</text:span></text:p>
            </text:list-item>
            <text:list-item>
              <text:p text:style-name="P5"><text:span text:style-name="T3">Send offer to rout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9.716cm" svg:y1="18.72cm" svg:x2="5.191cm" svg:y2="19.791cm" draw:start-shape="id49" draw:start-glue-point="5" draw:end-shape="id50" draw:end-glue-point="7" svg:d="M9716 18720l-4525 1071" svg:viewBox="0 0 4526 1072">
          <text:p text:style-name="P1"><text:span text:style-name="T5">save</text:span></text:p>
        </draw:connector>
        <draw:custom-shape draw:style-name="gr45" draw:text-style-name="P8" draw:layer="layout" svg:width="19.59cm" svg:height="4.191cm" svg:x="1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806cm" svg:x="18.018cm" svg:y="2.651cm">
          <draw:text-box>
            <text:p><text:span text:style-name="T1">Kernel</text:span></text:p>
          </draw:text-box>
        </draw:frame>
        <draw:custom-shape draw:style-name="gr46" draw:text-style-name="P18" xml:id="id51" draw:id="id51" draw:layer="layout" svg:width="3.556cm" svg:height="3.175cm" svg:x="6.715cm" svg:y="20.707cm">
          <text:p text:style-name="P1"><text:span text:style-name="T8">Does tender exist</text:span></text:p>
          <text:p text:style-name="P1"><text:span text:style-name="T8">and type is internal</text:span></text:p>
          <text:p text:style-name="P1"><text:span text:style-name="T8">and status is announc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6" xml:id="id53" draw:id="id53" draw:layer="layout" svg:width="3.826cm" svg:height="1.016cm" svg:x="3.143cm" svg:y="24.947cm">
          <text:list text:style-name="L2">
            <text:list-item>
              <text:p text:style-name="P5"><text:span text:style-name="T3">Send payload to router</text:span></text:p>
            </text:list-item>
            <text:list-item>
              <text:p text:style-name="P5"><text:span text:style-name="T3">Set the status transferr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6.715cm" svg:y1="22.294cm" svg:x2="6.186cm" svg:y2="21.067cm" draw:start-shape="id51" draw:end-shape="id52" draw:end-glue-point="9" svg:d="M6715 22294l-529-1227" svg:viewBox="0 0 530 1228">
          <text:p text:style-name="P1"><text:span text:style-name="T5">no</text:span></text:p>
        </draw:connector>
        <draw:connector draw:style-name="gr1" draw:text-style-name="P7" draw:layer="layout" draw:type="line" svg:x1="8.493cm" svg:y1="23.882cm" svg:x2="5.056cm" svg:y2="24.947cm" draw:start-shape="id51" draw:start-glue-point="6" draw:end-shape="id53" draw:end-glue-point="0" svg:d="M8493 23882l-3437 1065" svg:viewBox="0 0 3438 1066">
          <text:p text:style-name="P1"><text:span text:style-name="T5">yes</text:span></text:p>
        </draw:connector>
        <draw:custom-shape draw:style-name="gr5" draw:text-style-name="P1" xml:id="id54" draw:id="id54" draw:layer="layout" svg:width="8.382cm" svg:height="1.016cm" svg:x="6.604cm" svg:y="1.308cm">
          <text:p text:style-name="P1">IMS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10.795cm" svg:y1="2.324cm" svg:x2="10.795cm" svg:y2="2.778cm" draw:start-shape="id54" draw:start-glue-point="2" draw:end-shape="id55" draw:end-glue-point="0" svg:d="M10795 2324v454" svg:viewBox="0 0 1 455">
          <text:p/>
        </draw:connector>
        <draw:custom-shape draw:style-name="gr49" draw:text-style-name="P17" xml:id="id55" draw:id="id55" draw:layer="layout" svg:width="7.413cm" svg:height="3.683cm" svg:x="7.089cm" svg:y="2.778cm">
          <text:list text:style-name="L3">
            <text:list-item>
              <text:p text:style-name="P5"><text:span text:style-name="T7">Split data into chunks</text:span></text:p>
            </text:list-item>
            <text:list-item>
              <text:p text:style-name="P5"><text:span text:style-name="T7">Generate uuid for each chunk</text:span></text:p>
            </text:list-item>
            <text:list-item>
              <text:p text:style-name="P5"><text:span text:style-name="T7">Construct master json</text:span></text:p>
            </text:list-item>
            <text:list-item>
              <text:p text:style-name="P5"><text:span text:style-name="T7">Construct shared json</text:span></text:p>
            </text:list-item>
            <text:list-item>
              <text:p text:style-name="P5"><text:span text:style-name="T7">For each piece of data run below algorithm</text:span></text:p>
              <text:list>
                <text:list-item>
                  <text:p text:style-name="P16"><text:span text:style-name="T7">Generate save request</text:span></text:p>
                </text:list-item>
                <text:list-item>
                  <text:p text:style-name="P16"><text:span text:style-name="T7">Set the type as internal</text:span></text:p>
                </text:list-item>
                <text:list-item>
                  <text:p text:style-name="P16"><text:span text:style-name="T7">Set the status announced</text:span></text:p>
                </text:list-item>
                <text:list-item>
                  <text:p text:style-name="P16"><text:span text:style-name="T7">Send file to storage</text:span></text:p>
                </text:list-item>
                <text:list-item>
                  <text:p text:style-name="P5"><text:span text:style-name="T7">Send save request to router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draw:layer="layout" svg:width="19.59cm" svg:height="6.881cm" svg:x="1cm" svg:y="8.72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806cm" svg:x="18.018cm" svg:y="8.851cm">
          <draw:text-box>
            <text:p><text:span text:style-name="T1">Kernel</text:span></text:p>
          </draw:text-box>
        </draw:frame>
        <draw:custom-shape draw:style-name="gr5" draw:text-style-name="P1" xml:id="id56" draw:id="id56" draw:layer="layout" svg:width="8.382cm" svg:height="1.016cm" svg:x="6.604cm" svg:y="7.508cm">
          <text:p text:style-name="P1">Storage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10.795cm" svg:y1="8.524cm" svg:x2="10.796cm" svg:y2="9.063cm" draw:start-shape="id56" draw:start-glue-point="2" draw:end-shape="id57" draw:end-glue-point="4" svg:d="M10795 8524l1 539" svg:viewBox="0 0 2 540">
          <text:p/>
        </draw:connector>
        <draw:custom-shape draw:style-name="gr51" draw:text-style-name="P6" xml:id="id60" draw:id="id60" draw:layer="layout" svg:width="3.683cm" svg:height="0.889cm" svg:x="1.381cm" svg:y="13.954cm">
          <text:list text:style-name="L3">
            <text:list-item>
              <text:p text:style-name="P5"><text:span text:style-name="T3">Increase save count for</text:span><text:span text:style-name="T3"><text:line-break/></text:span><text:span text:style-name="T3">shared object</text:span></text:p>
            </text:list-item>
            <text:list-item>
              <text:p text:style-name="P5"><text:span text:style-name="T3">Send the uuid to IM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xml:id="id57" draw:id="id57" draw:layer="layout" svg:width="2.359cm" svg:height="1.97cm" svg:x="9.616cm" svg:y="9.063cm">
          <text:p text:style-name="P1"><text:span text:style-name="T2">Message</text:span></text:p>
          <text:p text:style-name="P1"><text:span text:style-name="T2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9.616cm" svg:y1="10.048cm" svg:x2="8.366cm" svg:y2="10.906cm" draw:start-shape="id57" draw:start-glue-point="5" draw:end-shape="id58" svg:d="M9616 10048l-1250 858" svg:viewBox="0 0 1251 859">
          <text:p text:style-name="P1"><text:span text:style-name="T5">confirm</text:span></text:p>
        </draw:connector>
        <draw:custom-shape draw:style-name="gr52" draw:text-style-name="P10" xml:id="id59" draw:id="id59" draw:layer="layout" svg:width="2.359cm" svg:height="1.97cm" svg:x="2.064cm" svg:y="10.338cm">
          <text:p text:style-name="P1"><text:span text:style-name="T6">Is shared</text:span></text:p>
          <text:p text:style-name="P1"><text:span text:style-name="T6">j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3.244cm" svg:y1="12.308cm" svg:x2="3.222cm" svg:y2="13.954cm" draw:start-shape="id59" draw:start-glue-point="6" draw:end-shape="id60" draw:end-glue-point="0" svg:d="M3244 12308l-22 1646" svg:viewBox="0 0 23 1647">
          <text:p text:style-name="P1"><text:span text:style-name="T5">yes</text:span></text:p>
        </draw:connector>
        <draw:custom-shape draw:style-name="gr53" draw:text-style-name="P6" xml:id="id61" draw:id="id61" draw:layer="layout" svg:width="4.191cm" svg:height="0.889cm" svg:x="13.592cm" svg:y="11.157cm">
          <text:list text:style-name="L3">
            <text:list-item>
              <text:p text:style-name="P5"><text:span text:style-name="T3">Add corresponding logs</text:span></text:p>
            </text:list-item>
            <text:list-item>
              <text:p text:style-name="P5"><text:span text:style-name="T3">Cleanup request inf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1.975cm" svg:y1="10.048cm" svg:x2="13.592cm" svg:y2="11.601cm" draw:start-shape="id57" draw:start-glue-point="7" draw:end-shape="id61" draw:end-glue-point="3" svg:d="M11975 10048l1617 1553" svg:viewBox="0 0 1618 1554">
          <text:p text:style-name="P1"><text:span text:style-name="T5">fail</text:span></text:p>
        </draw:connector>
        <draw:custom-shape draw:style-name="gr54" draw:text-style-name="P8" draw:layer="layout" svg:width="19.59cm" svg:height="9.152cm" svg:x="1cm" svg:y="17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2" draw:id="id62" draw:layer="layout" svg:width="8.382cm" svg:height="1.016cm" svg:x="6.604cm" svg:y="16.308cm">
          <text:p text:style-name="P1">Router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32cm" svg:height="0.806cm" svg:x="18.018cm" svg:y="17.651cm">
          <draw:text-box>
            <text:p><text:span text:style-name="T1">Kernel</text:span></text:p>
          </draw:text-box>
        </draw:frame>
        <draw:connector draw:style-name="gr48" draw:text-style-name="P12" draw:layer="layout" draw:type="line" svg:x1="10.795cm" svg:y1="17.324cm" svg:x2="10.796cm" svg:y2="17.831cm" draw:start-shape="id62" draw:start-glue-point="2" draw:end-shape="id49" draw:end-glue-point="4" svg:d="M10795 17324l1 507" svg:viewBox="0 0 2 508">
          <text:p/>
        </draw:connector>
        <draw:custom-shape draw:style-name="gr2" draw:text-style-name="P3" xml:id="id50" draw:id="id50" draw:layer="layout" svg:width="2.159cm" svg:height="1.778cm" svg:x="3.032cm" svg:y="18.902cm">
          <text:p text:style-name="P1"><text:span text:style-name="T2">Participate</text:span></text:p>
          <text:p text:style-name="P1"><text:span text:style-name="T2">In ten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7" draw:layer="layout" draw:type="line" svg:x1="4.112cm" svg:y1="20.68cm" svg:x2="3.085cm" svg:y2="21.53cm" draw:start-shape="id50" draw:start-glue-point="6" draw:end-shape="id63" draw:end-glue-point="0" svg:d="M4112 20680l-1027 850" svg:viewBox="0 0 1028 851">
          <text:p text:style-name="P1"><text:span text:style-name="T5">yes</text:span></text:p>
        </draw:connector>
        <draw:connector draw:style-name="gr1" draw:text-style-name="P7" draw:layer="layout" draw:type="line" svg:x1="4.113cm" svg:y1="20.68cm" svg:x2="5.318cm" svg:y2="20.707cm" draw:end-shape="id52" draw:end-glue-point="6" svg:d="M4113 20680l1205 27" svg:viewBox="0 0 1206 28">
          <text:p text:style-name="P1"><text:span text:style-name="T5">no</text:span></text:p>
        </draw:connector>
        <draw:custom-shape draw:style-name="gr55" draw:text-style-name="P6" xml:id="id64" draw:id="id64" draw:layer="layout" svg:width="3.556cm" svg:height="0.889cm" svg:x="5.445cm" svg:y="13.954cm">
          <text:list text:style-name="L3">
            <text:list-item>
              <text:p text:style-name="P5"><text:span text:style-name="T3">Increase save count for</text:span><text:span text:style-name="T3"><text:line-break/></text:span><text:span text:style-name="T3">the piec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3.244cm" svg:y1="12.308cm" svg:x2="7.223cm" svg:y2="13.954cm" draw:start-shape="id59" draw:start-glue-point="6" draw:end-shape="id64" draw:end-glue-point="0" svg:d="M3244 12308l3979 1646" svg:viewBox="0 0 3980 1647">
          <text:p text:style-name="P1"><text:span text:style-name="T5">no</text:span></text:p>
        </draw:connector>
        <draw:connector draw:style-name="gr1" draw:text-style-name="P7" draw:layer="layout" draw:type="line" svg:x1="9.716cm" svg:y1="18.72cm" svg:x2="8.493cm" svg:y2="20.707cm" draw:start-shape="id49" draw:start-glue-point="5" draw:end-shape="id51" svg:d="M9716 18720l-1223 1987" svg:viewBox="0 0 1224 1988">
          <text:p text:style-name="P1"><text:span text:style-name="T5">offer</text:span></text:p>
        </draw:connector>
        <draw:g>
          <draw:custom-shape draw:style-name="gr56" draw:text-style-name="P1" xml:id="id52" draw:id="id52" draw:layer="layout" svg:width="1.016cm" svg:height="1.016cm" svg:x="5.318cm" svg:y="20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5.466cm" svg:y1="20.347cm" svg:x2="6.186cm" svg:y2="21.067cm" draw:start-shape="id52" draw:start-glue-point="5" draw:end-shape="id52" draw:end-glue-point="9" svg:d="M5466 20347l720 720" svg:viewBox="0 0 721 721">
            <text:p/>
          </draw:connector>
          <draw:connector draw:style-name="gr12" draw:text-style-name="P12" draw:layer="layout" draw:type="line" svg:x1="6.186cm" svg:y1="20.347cm" svg:x2="5.466cm" svg:y2="21.067cm" draw:start-shape="id52" draw:start-glue-point="11" draw:end-shape="id52" draw:end-glue-point="7" svg:d="M6186 20347l-720 720" svg:viewBox="0 0 721 721">
            <text:p/>
          </draw:connector>
        </draw:g>
        <draw:custom-shape draw:style-name="gr46" draw:text-style-name="P18" xml:id="id65" draw:id="id65" draw:layer="layout" svg:width="3.556cm" svg:height="3.175cm" svg:x="10.525cm" svg:y="20.326cm">
          <text:p text:style-name="P1"><text:span text:style-name="T8">Does tender exist</text:span></text:p>
          <text:p text:style-name="P1"><text:span text:style-name="T8">and type is remote</text:span></text:p>
          <text:p text:style-name="P1"><text:span text:style-name="T8">and status is respon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6" xml:id="id67" draw:id="id67" draw:layer="layout" svg:width="3.683cm" svg:height="1.016cm" svg:x="10.398cm" svg:y="25.025cm">
          <text:list text:style-name="L2">
            <text:list-item>
              <text:p text:style-name="P5"><text:span text:style-name="T3">Pass the data to storage</text:span></text:p>
              <text:p text:style-name="P5"><text:span text:style-name="T3">for sav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4.081cm" svg:y1="21.913cm" svg:x2="14.462cm" svg:y2="23.479cm" draw:start-shape="id65" draw:end-shape="id66" draw:end-glue-point="3" svg:d="M14081 21913l381 1566" svg:viewBox="0 0 382 1567">
          <text:p text:style-name="P1"><text:span text:style-name="T5">no</text:span></text:p>
        </draw:connector>
        <draw:connector draw:style-name="gr1" draw:text-style-name="P7" draw:layer="layout" draw:type="line" svg:x1="12.303cm" svg:y1="23.501cm" svg:x2="12.239cm" svg:y2="25.025cm" draw:start-shape="id65" draw:start-glue-point="6" draw:end-shape="id67" draw:end-glue-point="0" svg:d="M12303 23501l-64 1524" svg:viewBox="0 0 65 1525">
          <text:p text:style-name="P1"><text:span text:style-name="T5">yes</text:span></text:p>
        </draw:connector>
        <draw:connector draw:style-name="gr1" draw:text-style-name="P7" draw:layer="layout" draw:type="line" svg:x1="10.796cm" svg:y1="19.609cm" svg:x2="12.303cm" svg:y2="20.326cm" draw:start-shape="id49" draw:start-glue-point="6" draw:end-shape="id65" draw:end-glue-point="4" svg:d="M10796 19609l1507 717" svg:viewBox="0 0 1508 718">
          <text:p text:style-name="P1"><text:span text:style-name="T5">transmit data</text:span></text:p>
        </draw:connector>
        <draw:custom-shape draw:style-name="gr46" draw:text-style-name="P18" xml:id="id68" draw:id="id68" draw:layer="layout" svg:width="3.556cm" svg:height="3.175cm" svg:x="15.859cm" svg:y="20.199cm">
          <text:p text:style-name="P1"><text:span text:style-name="T8">Does tender exist</text:span></text:p>
          <text:p text:style-name="P1"><text:span text:style-name="T8">and type is internal</text:span></text:p>
          <text:p text:style-name="P1"><text:span text:style-name="T8">and status is transfer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6" xml:id="id69" draw:id="id69" draw:layer="layout" svg:width="3.556cm" svg:height="1.397cm" svg:x="16.494cm" svg:y="24.517cm">
          <text:list text:style-name="L2">
            <text:list-item>
              <text:p text:style-name="P5"><text:span text:style-name="T3">Increase save count</text:span></text:p>
              <text:p text:style-name="P5"><text:span text:style-name="T3">for the piece</text:span></text:p>
            </text:list-item>
            <text:list-item>
              <text:p text:style-name="P5"><text:span text:style-name="T3">Cleanup request info</text:span></text:p>
              <text:p text:style-name="P5"><text:span text:style-name="T3">from kerne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15.859cm" svg:y1="21.786cm" svg:x2="15.478cm" svg:y2="23.479cm" draw:start-shape="id68" draw:end-shape="id66" draw:end-glue-point="1" svg:d="M15859 21786l-381 1693" svg:viewBox="0 0 382 1694">
          <text:p text:style-name="P1"><text:span text:style-name="T5">no</text:span></text:p>
        </draw:connector>
        <draw:connector draw:style-name="gr1" draw:text-style-name="P7" draw:layer="layout" draw:type="line" svg:x1="17.637cm" svg:y1="23.374cm" svg:x2="18.272cm" svg:y2="24.517cm" draw:start-shape="id68" draw:start-glue-point="6" draw:end-shape="id69" draw:end-glue-point="0" svg:d="M17637 23374l635 1143" svg:viewBox="0 0 636 1144">
          <text:p text:style-name="P1"><text:span text:style-name="T5">yes</text:span></text:p>
        </draw:connector>
        <draw:connector draw:style-name="gr1" draw:text-style-name="P7" draw:layer="layout" draw:type="line" svg:x1="11.875cm" svg:y1="18.72cm" svg:x2="17.637cm" svg:y2="20.199cm" draw:start-shape="id49" draw:start-glue-point="7" draw:end-shape="id68" draw:end-glue-point="4" svg:d="M11875 18720l5762 1479" svg:viewBox="0 0 5763 1480">
          <text:p text:style-name="P1"><text:span text:style-name="T5">confirmed</text:span></text:p>
        </draw:connector>
        <draw:custom-shape draw:style-name="gr59" draw:text-style-name="P18" xml:id="id58" draw:id="id58" draw:layer="layout" svg:width="2.794cm" svg:height="2.54cm" svg:x="5.572cm" svg:y="9.636cm">
          <text:p text:style-name="P1"><text:span text:style-name="T8">Does tender exist</text:span></text:p>
          <text:p text:style-name="P1"><text:span text:style-name="T8">and type is intern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7" draw:layer="layout" draw:type="line" svg:x1="5.572cm" svg:y1="10.906cm" svg:x2="4.423cm" svg:y2="11.323cm" draw:start-shape="id58" draw:end-shape="id59" draw:end-glue-point="7" svg:d="M5572 10906l-1149 417" svg:viewBox="0 0 1150 418">
          <text:p text:style-name="P1"><text:span text:style-name="T5">yes</text:span></text:p>
        </draw:connector>
        <draw:custom-shape draw:style-name="gr61" draw:text-style-name="P6" xml:id="id70" draw:id="id70" draw:layer="layout" svg:width="4.064cm" svg:height="0.889cm" svg:x="9.636cm" svg:y="13.954cm">
          <text:list text:style-name="L3">
            <text:list-item>
              <text:p text:style-name="P5"><text:span text:style-name="T3">Assert(status is responded)</text:span></text:p>
            </text:list-item>
            <text:list-item>
              <text:p text:style-name="P5"><text:span text:style-name="T3">Send save confirm to rout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7" draw:layer="layout" draw:type="line" svg:x1="6.969cm" svg:y1="12.176cm" svg:x2="11.668cm" svg:y2="13.954cm" draw:start-shape="id58" draw:start-glue-point="6" draw:end-shape="id70" draw:end-glue-point="0" svg:d="M6969 12176l4699 1778" svg:viewBox="0 0 4700 1779">
          <text:p text:style-name="P1"><text:span text:style-name="T5">no</text:span></text:p>
        </draw:connector>
        <draw:g xml:id="id66" draw:id="id66">
          <draw:custom-shape draw:style-name="gr56" draw:text-style-name="P1" xml:id="id71" draw:id="id71" draw:layer="layout" svg:width="1.016cm" svg:height="1.016cm" svg:x="14.462cm" svg:y="22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line" svg:x1="14.61cm" svg:y1="23.119cm" svg:x2="15.33cm" svg:y2="23.839cm" draw:start-shape="id71" draw:start-glue-point="5" draw:end-shape="id71" draw:end-glue-point="9" svg:d="M14610 23119l720 720" svg:viewBox="0 0 721 721">
            <text:p/>
          </draw:connector>
          <draw:connector draw:style-name="gr12" draw:text-style-name="P12" draw:layer="layout" draw:type="line" svg:x1="15.33cm" svg:y1="23.119cm" svg:x2="14.61cm" svg:y2="23.839cm" draw:start-shape="id71" draw:start-glue-point="11" draw:end-shape="id71" draw:end-glue-point="7" svg:d="M15330 23119l-720 720" svg:viewBox="0 0 721 72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="Arrow" draw:marker-end-width="0.152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1:19:26.797504274</meta:creation-date>
    <dc:date>2018-09-05T19:02:21.942300188</dc:date>
    <meta:editing-duration>PT7H52M6S</meta:editing-duration>
    <meta:editing-cycles>67</meta:editing-cycles>
    <meta:generator>LibreOffice/6.0.3.2$MacOSX_X86_64 LibreOffice_project/8f48d515416608e3a835360314dac7e47fd0b821</meta:generator>
    <dc:creator>Garik Yesayan</dc:creator>
    <meta:document-statistic meta:object-count="169"/>
  </office:meta>
</office:document-meta>
</file>